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25 Gpa</text:p>
          </table:table-cell>
          <table:table-cell/>
          <table:table-cell office:value-type="float" office:value="56.0774" calcext:value-type="float">
            <text:p>56.0774</text:p>
          </table:table-cell>
          <table:table-cell office:value-type="float" office:value="40.3044" calcext:value-type="float">
            <text:p>40.3044</text:p>
          </table:table-cell>
          <table:table-cell office:value-type="float" office:value="101.96" calcext:value-type="float">
            <text:p>101.96</text:p>
          </table:table-cell>
          <table:table-cell office:value-type="float" office:value="60.08" calcext:value-type="float">
            <text:p>60.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850C</text:p>
          </table:table-cell>
          <table:table-cell/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SiO2</text:p>
          </table:table-cell>
          <table:table-cell/>
          <table:table-cell office:value-type="string" calcext:value-type="string">
            <text:p>CaO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AlO1.5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 basis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t</text:p>
          </table:table-cell>
          <table:table-cell office:value-type="float" office:value="15.01" calcext:value-type="float">
            <text:p>15.01</text:p>
          </table:table-cell>
          <table:table-cell office:value-type="float" office:value="20.09" calcext:value-type="float">
            <text:p>20.09</text:p>
          </table:table-cell>
          <table:table-cell office:value-type="float" office:value="20.49" calcext:value-type="float">
            <text:p>20.49</text:p>
          </table:table-cell>
          <table:table-cell office:value-type="float" office:value="43.98" calcext:value-type="float">
            <text:p>43.98</text:p>
          </table:table-cell>
          <table:table-cell/>
          <table:table-cell table:formula="of:=[.C3]/[.C$1]" office:value-type="float" office:value="0.267665761964713" calcext:value-type="float">
            <text:p>0.267665762</text:p>
          </table:table-cell>
          <table:table-cell table:formula="of:=[.D3]/[.D$1]" office:value-type="float" office:value="0.498456744176814" calcext:value-type="float">
            <text:p>0.4984567442</text:p>
          </table:table-cell>
          <table:table-cell table:formula="of:=[.E3]/[.E$1]*2" office:value-type="float" office:value="0.401922322479404" calcext:value-type="float">
            <text:p>0.4019223225</text:p>
          </table:table-cell>
          <table:table-cell table:formula="of:=[.F3]/[.F$1]" office:value-type="float" office:value="0.73202396804261" calcext:value-type="float">
            <text:p>0.732023968</text:p>
          </table:table-cell>
          <table:table-cell table:formula="of:=[.H3]+[.I3]+1.5*[.J3]+2*[.K3]" office:value-type="float" office:value="2.83305392594585" calcext:value-type="float">
            <text:p>2.833053925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3]/[.$L3]*[.$M3]" office:value-type="float" office:value="1.13375503168518" calcext:value-type="float">
            <text:p>1.1337550317</text:p>
          </table:table-cell>
          <table:table-cell table:formula="of:=[.I3]/[.$L3]*[.$M3]" office:value-type="float" office:value="2.11131912292308" calcext:value-type="float">
            <text:p>2.1113191229</text:p>
          </table:table-cell>
          <table:table-cell table:formula="of:=[.J3]/[.$L3]*[.$M3]" office:value-type="float" office:value="1.70242713193064" calcext:value-type="float">
            <text:p>1.7024271319</text:p>
          </table:table-cell>
          <table:table-cell table:formula="of:=[.K3]/[.$L3]*[.$M3]" office:value-type="float" office:value="3.10064257374789" calcext:value-type="float">
            <text:p>3.1006425737</text:p>
          </table:table-cell>
          <table:table-cell table:formula="of:=[.L3]/[.$L3]*[.$M3]" office:value-type="float" office:value="12" calcext:value-type="float">
            <text:p>12</text:p>
          </table:table-cell>
          <table:table-cell/>
          <table:table-cell table:formula="of:=SUM([.O3:.R3])" office:value-type="float" office:value="8.04814386028679" calcext:value-type="float">
            <text:p>8.0481438603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99.05" calcext:value-type="float">
            <text:p>99.05</text:p>
          </table:table-cell>
          <table:table-cell/>
          <table:table-cell table:formula="of:=[.C4]/[.C$1]" office:value-type="float" office:value="0" calcext:value-type="float">
            <text:p>0</text:p>
          </table:table-cell>
          <table:table-cell table:formula="of:=[.D4]/[.D$1]" office:value-type="float" office:value="0" calcext:value-type="float">
            <text:p>0</text:p>
          </table:table-cell>
          <table:table-cell table:formula="of:=[.E4]/[.E$1]*2" office:value-type="float" office:value="0.00863083562181248" calcext:value-type="float">
            <text:p>0.0086308356</text:p>
          </table:table-cell>
          <table:table-cell table:formula="of:=[.F4]/[.F$1]" office:value-type="float" office:value="1.64863515312916" calcext:value-type="float">
            <text:p>1.6486351531</text:p>
          </table:table-cell>
          <table:table-cell table:formula="of:=[.H4]+[.I4]+1.5*[.J4]+2*[.K4]" office:value-type="float" office:value="3.31021655969104" calcext:value-type="float">
            <text:p>3.310216559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4]/[.$L4]*[.$M4]" office:value-type="float" office:value="0" calcext:value-type="float">
            <text:p>0</text:p>
          </table:table-cell>
          <table:table-cell table:formula="of:=[.I4]/[.$L4]*[.$M4]" office:value-type="float" office:value="0" calcext:value-type="float">
            <text:p>0</text:p>
          </table:table-cell>
          <table:table-cell table:formula="of:=[.J4]/[.$L4]*[.$M4]" office:value-type="float" office:value="0.0052146652439066" calcext:value-type="float">
            <text:p>0.0052146652</text:p>
          </table:table-cell>
          <table:table-cell table:formula="of:=[.K4]/[.$L4]*[.$M4]" office:value-type="float" office:value="0.99608900106707" calcext:value-type="float">
            <text:p>0.9960890011</text:p>
          </table:table-cell>
          <table:table-cell table:formula="of:=[.L4]/[.$L4]*[.$M4]" office:value-type="float" office:value="2" calcext:value-type="float">
            <text:p>2</text:p>
          </table:table-cell>
          <table:table-cell/>
          <table:table-cell table:formula="of:=SUM([.O4:.R4])" office:value-type="float" office:value="1.00130366631098" calcext:value-type="float">
            <text:p>1.0013036663</text:p>
          </table:table-cell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float" office:value="16.23" calcext:value-type="float">
            <text:p>16.23</text:p>
          </table:table-cell>
          <table:table-cell office:value-type="float" office:value="4.12" calcext:value-type="float">
            <text:p>4.12</text:p>
          </table:table-cell>
          <table:table-cell office:value-type="float" office:value="44.1" calcext:value-type="float">
            <text:p>44.1</text:p>
          </table:table-cell>
          <table:table-cell office:value-type="float" office:value="36.29" calcext:value-type="float">
            <text:p>36.29</text:p>
          </table:table-cell>
          <table:table-cell/>
          <table:table-cell table:formula="of:=[.C5]/[.C$1]" office:value-type="float" office:value="0.289421406841259" calcext:value-type="float">
            <text:p>0.2894214068</text:p>
          </table:table-cell>
          <table:table-cell table:formula="of:=[.D5]/[.D$1]" office:value-type="float" office:value="0.102222089895892" calcext:value-type="float">
            <text:p>0.1022220899</text:p>
          </table:table-cell>
          <table:table-cell table:formula="of:=[.E5]/[.E$1]*2" office:value-type="float" office:value="0.86504511573166" calcext:value-type="float">
            <text:p>0.8650451157</text:p>
          </table:table-cell>
          <table:table-cell table:formula="of:=[.F5]/[.F$1]" office:value-type="float" office:value="0.604027962716378" calcext:value-type="float">
            <text:p>0.6040279627</text:p>
          </table:table-cell>
          <table:table-cell table:formula="of:=[.H5]+[.I5]+1.5*[.J5]+2*[.K5]" office:value-type="float" office:value="2.8972670957674" calcext:value-type="float">
            <text:p>2.897267095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H5]/[.$L5]*[.$M5]" office:value-type="float" office:value="1.09884086279267" calcext:value-type="float">
            <text:p>1.0988408628</text:p>
          </table:table-cell>
          <table:table-cell table:formula="of:=[.I5]/[.$L5]*[.$M5]" office:value-type="float" office:value="0.388104704083896" calcext:value-type="float">
            <text:p>0.3881047041</text:p>
          </table:table-cell>
          <table:table-cell table:formula="of:=[.J5]/[.$L5]*[.$M5]" office:value-type="float" office:value="3.28430067319282" calcext:value-type="float">
            <text:p>3.2843006732</text:p>
          </table:table-cell>
          <table:table-cell table:formula="of:=[.K5]/[.$L5]*[.$M5]" office:value-type="float" office:value="2.29330171166711" calcext:value-type="float">
            <text:p>2.2933017117</text:p>
          </table:table-cell>
          <table:table-cell table:formula="of:=[.L5]/[.$L5]*[.$M5]" office:value-type="float" office:value="11" calcext:value-type="float">
            <text:p>11</text:p>
          </table:table-cell>
          <table:table-cell/>
          <table:table-cell table:formula="of:=SUM([.O5:.R5])" office:value-type="float" office:value="7.06454795173648" calcext:value-type="float">
            <text:p>7.0645479517</text:p>
          </table:table-cell>
        </table:table-row>
        <table:table-row table:style-name="ro1">
          <table:table-cell/>
          <table:table-cell office:value-type="string" calcext:value-type="string">
            <text:p>CaPv</text:p>
          </table:table-cell>
          <table:table-cell office:value-type="float" office:value="47.29" calcext:value-type="float">
            <text:p>47.29</text:p>
          </table:table-cell>
          <table:table-cell office:value-type="float" office:value="0.19" calcext:value-type="float">
            <text:p>0.19</text:p>
          </table:table-cell>
          <table:table-cell office:value-type="float" office:value="2.23" calcext:value-type="float">
            <text:p>2.23</text:p>
          </table:table-cell>
          <table:table-cell office:value-type="float" office:value="48.11" calcext:value-type="float">
            <text:p>48.11</text:p>
          </table:table-cell>
          <table:table-cell/>
          <table:table-cell table:formula="of:=[.C6]/[.C$1]" office:value-type="float" office:value="0.84329872640315" calcext:value-type="float">
            <text:p>0.8432987264</text:p>
          </table:table-cell>
          <table:table-cell table:formula="of:=[.D6]/[.D$1]" office:value-type="float" office:value="0.00471412550490765" calcext:value-type="float">
            <text:p>0.0047141255</text:p>
          </table:table-cell>
          <table:table-cell table:formula="of:=[.E6]/[.E$1]*2" office:value-type="float" office:value="0.043742644174186" calcext:value-type="float">
            <text:p>0.0437426442</text:p>
          </table:table-cell>
          <table:table-cell table:formula="of:=[.F6]/[.F$1]" office:value-type="float" office:value="0.800765645805592" calcext:value-type="float">
            <text:p>0.8007656458</text:p>
          </table:table-cell>
          <table:table-cell table:formula="of:=[.H6]+[.I6]+1.5*[.J6]+2*[.K6]" office:value-type="float" office:value="2.51515810978052" calcext:value-type="float">
            <text:p>2.515158109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6]/[.$L6]*[.$M6]" office:value-type="float" office:value="1.00585969898736" calcext:value-type="float">
            <text:p>1.005859699</text:p>
          </table:table-cell>
          <table:table-cell table:formula="of:=[.I6]/[.$L6]*[.$M6]" office:value-type="float" office:value="0.00562285784727746" calcext:value-type="float">
            <text:p>0.0056228578</text:p>
          </table:table-cell>
          <table:table-cell table:formula="of:=[.J6]/[.$L6]*[.$M6]" office:value-type="float" office:value="0.0521748243230757" calcext:value-type="float">
            <text:p>0.0521748243</text:p>
          </table:table-cell>
          <table:table-cell table:formula="of:=[.K6]/[.$L6]*[.$M6]" office:value-type="float" office:value="0.955127603340375" calcext:value-type="float">
            <text:p>0.9551276033</text:p>
          </table:table-cell>
          <table:table-cell table:formula="of:=[.L6]/[.$L6]*[.$M6]" office:value-type="float" office:value="3" calcext:value-type="float">
            <text:p>3</text:p>
          </table:table-cell>
          <table:table-cell/>
          <table:table-cell table:formula="of:=SUM([.O6:.R6])" office:value-type="float" office:value="2.01878498449809" calcext:value-type="float">
            <text:p>2.0187849845</text:p>
          </table:table-cell>
        </table:table-row>
        <table:table-row table:style-name="ro1">
          <table:table-cell office:value-type="string" calcext:value-type="string">
            <text:p>20 Gp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590C</text:p>
          </table:table-cell>
          <table:table-cell office:value-type="string" calcext:value-type="string">
            <text:p>Gt</text:p>
          </table:table-cell>
          <table:table-cell office:value-type="float" office:value="17.13" calcext:value-type="float">
            <text:p>17.13</text:p>
          </table:table-cell>
          <table:table-cell office:value-type="float" office:value="19.23" calcext:value-type="float">
            <text:p>19.23</text:p>
          </table:table-cell>
          <table:table-cell office:value-type="float" office:value="21.1" calcext:value-type="float">
            <text:p>21.1</text:p>
          </table:table-cell>
          <table:table-cell office:value-type="float" office:value="42.93" calcext:value-type="float">
            <text:p>42.93</text:p>
          </table:table-cell>
          <table:table-cell/>
          <table:table-cell table:formula="of:=[.C8]/[.C$1]" office:value-type="float" office:value="0.305470653061661" calcext:value-type="float">
            <text:p>0.3054706531</text:p>
          </table:table-cell>
          <table:table-cell table:formula="of:=[.D8]/[.D$1]" office:value-type="float" office:value="0.47711912347039" calcext:value-type="float">
            <text:p>0.4771191235</text:p>
          </table:table-cell>
          <table:table-cell table:formula="of:=[.E8]/[.E$1]*2" office:value-type="float" office:value="0.413887799136916" calcext:value-type="float">
            <text:p>0.4138877991</text:p>
          </table:table-cell>
          <table:table-cell table:formula="of:=[.F8]/[.F$1]" office:value-type="float" office:value="0.714547270306258" calcext:value-type="float">
            <text:p>0.7145472703</text:p>
          </table:table-cell>
          <table:table-cell table:formula="of:=[.H8]+[.I8]+1.5*[.J8]+2*[.K8]" office:value-type="float" office:value="2.83251601584994" calcext:value-type="float">
            <text:p>2.832516015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8]/[.$L8]*[.$M8]" office:value-type="float" office:value="1.29413137162439" calcext:value-type="float">
            <text:p>1.2941313716</text:p>
          </table:table-cell>
          <table:table-cell table:formula="of:=[.I8]/[.$L8]*[.$M8]" office:value-type="float" office:value="2.02132289794897" calcext:value-type="float">
            <text:p>2.0213228979</text:p>
          </table:table-cell>
          <table:table-cell table:formula="of:=[.J8]/[.$L8]*[.$M8]" office:value-type="float" office:value="1.75344236779282" calcext:value-type="float">
            <text:p>1.7534423678</text:p>
          </table:table-cell>
          <table:table-cell table:formula="of:=[.K8]/[.$L8]*[.$M8]" office:value-type="float" office:value="3.02719108936871" calcext:value-type="float">
            <text:p>3.0271910894</text:p>
          </table:table-cell>
          <table:table-cell table:formula="of:=[.L8]/[.$L8]*[.$M8]" office:value-type="float" office:value="12" calcext:value-type="float">
            <text:p>12</text:p>
          </table:table-cell>
          <table:table-cell/>
          <table:table-cell table:formula="of:=SUM([.O8:.R8])" office:value-type="float" office:value="8.09608772673488" calcext:value-type="float">
            <text:p>8.0960877267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98.92" calcext:value-type="float">
            <text:p>98.92</text:p>
          </table:table-cell>
          <table:table-cell/>
          <table:table-cell table:formula="of:=[.C9]/[.C$1]" office:value-type="float" office:value="0" calcext:value-type="float">
            <text:p>0</text:p>
          </table:table-cell>
          <table:table-cell table:formula="of:=[.D9]/[.D$1]" office:value-type="float" office:value="0" calcext:value-type="float">
            <text:p>0</text:p>
          </table:table-cell>
          <table:table-cell table:formula="of:=[.E9]/[.E$1]*2" office:value-type="float" office:value="0.0117693213024716" calcext:value-type="float">
            <text:p>0.0117693213</text:p>
          </table:table-cell>
          <table:table-cell table:formula="of:=[.F9]/[.F$1]" office:value-type="float" office:value="1.64647137150466" calcext:value-type="float">
            <text:p>1.6464713715</text:p>
          </table:table-cell>
          <table:table-cell table:formula="of:=[.H9]+[.I9]+1.5*[.J9]+2*[.K9]" office:value-type="float" office:value="3.31059672496303" calcext:value-type="float">
            <text:p>3.3105967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9]/[.$L9]*[.$M9]" office:value-type="float" office:value="0" calcext:value-type="float">
            <text:p>0</text:p>
          </table:table-cell>
          <table:table-cell table:formula="of:=[.I9]/[.$L9]*[.$M9]" office:value-type="float" office:value="0" calcext:value-type="float">
            <text:p>0</text:p>
          </table:table-cell>
          <table:table-cell table:formula="of:=[.J9]/[.$L9]*[.$M9]" office:value-type="float" office:value="0.0071100905850156" calcext:value-type="float">
            <text:p>0.0071100906</text:p>
          </table:table-cell>
          <table:table-cell table:formula="of:=[.K9]/[.$L9]*[.$M9]" office:value-type="float" office:value="0.994667432061238" calcext:value-type="float">
            <text:p>0.9946674321</text:p>
          </table:table-cell>
          <table:table-cell table:formula="of:=[.L9]/[.$L9]*[.$M9]" office:value-type="float" office:value="2" calcext:value-type="float">
            <text:p>2</text:p>
          </table:table-cell>
          <table:table-cell/>
          <table:table-cell table:formula="of:=SUM([.O9:.R9])" office:value-type="float" office:value="1.00177752264625" calcext:value-type="float">
            <text:p>1.0017775226</text:p>
          </table:table-cell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float" office:value="19.04" calcext:value-type="float">
            <text:p>19.04</text:p>
          </table:table-cell>
          <table:table-cell office:value-type="float" office:value="1.11" calcext:value-type="float">
            <text:p>1.11</text:p>
          </table:table-cell>
          <table:table-cell office:value-type="float" office:value="40.2" calcext:value-type="float">
            <text:p>40.2</text:p>
          </table:table-cell>
          <table:table-cell office:value-type="float" office:value="40.17" calcext:value-type="float">
            <text:p>40.17</text:p>
          </table:table-cell>
          <table:table-cell/>
          <table:table-cell table:formula="of:=[.C10]/[.C$1]" office:value-type="float" office:value="0.339530720040515" calcext:value-type="float">
            <text:p>0.33953072</text:p>
          </table:table-cell>
          <table:table-cell table:formula="of:=[.D10]/[.D$1]" office:value-type="float" office:value="0.0275404174234079" calcext:value-type="float">
            <text:p>0.0275404174</text:p>
          </table:table-cell>
          <table:table-cell table:formula="of:=[.E10]/[.E$1]*2" office:value-type="float" office:value="0.788544527265594" calcext:value-type="float">
            <text:p>0.7885445273</text:p>
          </table:table-cell>
          <table:table-cell table:formula="of:=[.F10]/[.F$1]" office:value-type="float" office:value="0.668608521970706" calcext:value-type="float">
            <text:p>0.668608522</text:p>
          </table:table-cell>
          <table:table-cell table:formula="of:=[.H10]+[.I10]+1.5*[.J10]+2*[.K10]" office:value-type="float" office:value="2.88710497230373" calcext:value-type="float">
            <text:p>2.88710497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H10]/[.$L10]*[.$M10]" office:value-type="float" office:value="1.29362733820707" calcext:value-type="float">
            <text:p>1.2936273382</text:p>
          </table:table-cell>
          <table:table-cell table:formula="of:=[.I10]/[.$L10]*[.$M10]" office:value-type="float" office:value="0.10493023099737" calcext:value-type="float">
            <text:p>0.104930231</text:p>
          </table:table-cell>
          <table:table-cell table:formula="of:=[.J10]/[.$L10]*[.$M10]" office:value-type="float" office:value="3.00439017047594" calcext:value-type="float">
            <text:p>3.0043901705</text:p>
          </table:table-cell>
          <table:table-cell table:formula="of:=[.K10]/[.$L10]*[.$M10]" office:value-type="float" office:value="2.54742858754082" calcext:value-type="float">
            <text:p>2.5474285875</text:p>
          </table:table-cell>
          <table:table-cell table:formula="of:=[.L10]/[.$L10]*[.$M10]" office:value-type="float" office:value="11" calcext:value-type="float">
            <text:p>11</text:p>
          </table:table-cell>
          <table:table-cell/>
          <table:table-cell table:formula="of:=SUM([.O10:.R10])" office:value-type="float" office:value="6.95037632722121" calcext:value-type="float">
            <text:p>6.9503763272</text:p>
          </table:table-cell>
        </table:table-row>
        <table:table-row table:style-name="ro1">
          <table:table-cell/>
          <table:table-cell office:value-type="string" calcext:value-type="string">
            <text:p>CaPv</text:p>
          </table:table-cell>
          <table:table-cell office:value-type="float" office:value="48.14" calcext:value-type="float">
            <text:p>48.14</text:p>
          </table:table-cell>
          <table:table-cell office:value-type="float" office:value="0.1" calcext:value-type="float">
            <text:p>0.1</text:p>
          </table:table-cell>
          <table:table-cell office:value-type="float" office:value="2.53" calcext:value-type="float">
            <text:p>2.53</text:p>
          </table:table-cell>
          <table:table-cell office:value-type="float" office:value="48.51" calcext:value-type="float">
            <text:p>48.51</text:p>
          </table:table-cell>
          <table:table-cell/>
          <table:table-cell table:formula="of:=[.C11]/[.C$1]" office:value-type="float" office:value="0.85845634783353" calcext:value-type="float">
            <text:p>0.8584563478</text:p>
          </table:table-cell>
          <table:table-cell table:formula="of:=[.D11]/[.D$1]" office:value-type="float" office:value="0.0024811186867935" calcext:value-type="float">
            <text:p>0.0024811187</text:p>
          </table:table-cell>
          <table:table-cell table:formula="of:=[.E11]/[.E$1]*2" office:value-type="float" office:value="0.0496273048254217" calcext:value-type="float">
            <text:p>0.0496273048</text:p>
          </table:table-cell>
          <table:table-cell table:formula="of:=[.F11]/[.F$1]" office:value-type="float" office:value="0.807423435419441" calcext:value-type="float">
            <text:p>0.8074234354</text:p>
          </table:table-cell>
          <table:table-cell table:formula="of:=[.H11]+[.I11]+1.5*[.J11]+2*[.K11]" office:value-type="float" office:value="2.55022529459734" calcext:value-type="float">
            <text:p>2.550225294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1]/[.$L11]*[.$M11]" office:value-type="float" office:value="1.00985942259945" calcext:value-type="float">
            <text:p>1.0098594226</text:p>
          </table:table-cell>
          <table:table-cell table:formula="of:=[.I11]/[.$L11]*[.$M11]" office:value-type="float" office:value="0.00291870529092049" calcext:value-type="float">
            <text:p>0.0029187053</text:p>
          </table:table-cell>
          <table:table-cell table:formula="of:=[.J11]/[.$L11]*[.$M11]" office:value-type="float" office:value="0.0583799065877325" calcext:value-type="float">
            <text:p>0.0583799066</text:p>
          </table:table-cell>
          <table:table-cell table:formula="of:=[.K11]/[.$L11]*[.$M11]" office:value-type="float" office:value="0.949826006114013" calcext:value-type="float">
            <text:p>0.9498260061</text:p>
          </table:table-cell>
          <table:table-cell table:formula="of:=[.L11]/[.$L11]*[.$M11]" office:value-type="float" office:value="3" calcext:value-type="float">
            <text:p>3</text:p>
          </table:table-cell>
          <table:table-cell/>
          <table:table-cell table:formula="of:=SUM([.O11:.R11])" office:value-type="float" office:value="2.02098404059212" calcext:value-type="float">
            <text:p>2.0209840406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Keshav and Gudfinnsson (2010)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5-09-16T23:56:01.394201197</meta:creation-date>
    <dc:date>2015-09-17T00:13:50.767515122</dc:date>
    <dc:creator>bob </dc:creator>
    <meta:editing-duration>PT2M39S</meta:editing-duration>
    <meta:editing-cycles>1</meta:editing-cycles>
    <meta:document-statistic meta:table-count="1" meta:cell-count="173" meta:object-count="0"/>
    <meta:generator>LibreOffice/4.4.2.2$Linux_X86_64 LibreOffice_project/40m0$Build-2</meta:generator>
  </office:meta>
</office:document-meta>
</file>